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5.794cm" svg:y="2.199cm">
            <draw:object draw:notify-on-update-of-ranges="Hoja1.A1:Hoja1.A8 Hoja1.F1:Hoja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.58052" calcext:value-type="float">
            <text:p>9,58052</text:p>
          </table:table-cell>
          <table:table-cell office:value-type="float" office:value="9.19323" calcext:value-type="float">
            <text:p>9,19323</text:p>
          </table:table-cell>
          <table:table-cell office:value-type="float" office:value="9.54603" calcext:value-type="float">
            <text:p>9,54603</text:p>
          </table:table-cell>
          <table:table-cell office:value-type="float" office:value="9.37867" calcext:value-type="float">
            <text:p>9,37867</text:p>
          </table:table-cell>
          <table:table-cell table:formula="of:=([.B1]+[.C1]+[.D1]+[.E1])/4" office:value-type="float" office:value="9.4246125" calcext:value-type="float">
            <text:p>9,424612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2.4836" calcext:value-type="float">
            <text:p>22,4836</text:p>
          </table:table-cell>
          <table:table-cell office:value-type="float" office:value="21.6246" calcext:value-type="float">
            <text:p>21,6246</text:p>
          </table:table-cell>
          <table:table-cell office:value-type="float" office:value="21.8643" calcext:value-type="float">
            <text:p>21,8643</text:p>
          </table:table-cell>
          <table:table-cell office:value-type="float" office:value="21.6432" calcext:value-type="float">
            <text:p>21,6432</text:p>
          </table:table-cell>
          <table:table-cell table:formula="of:=([.B2]+[.C2]+[.D2]+[.E2])/4" office:value-type="float" office:value="21.903925" calcext:value-type="float">
            <text:p>21,90392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0.3847" calcext:value-type="float">
            <text:p>40,3847</text:p>
          </table:table-cell>
          <table:table-cell office:value-type="float" office:value="38.907" calcext:value-type="float">
            <text:p>38,907</text:p>
          </table:table-cell>
          <table:table-cell office:value-type="float" office:value="38.9043" calcext:value-type="float">
            <text:p>38,9043</text:p>
          </table:table-cell>
          <table:table-cell office:value-type="float" office:value="38.9058" calcext:value-type="float">
            <text:p>38,9058</text:p>
          </table:table-cell>
          <table:table-cell table:formula="of:=([.B3]+[.C3]+[.D3]+[.E3])/4" office:value-type="float" office:value="39.27545" calcext:value-type="float">
            <text:p>39,2754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3.3448" calcext:value-type="float">
            <text:p>63,3448</text:p>
          </table:table-cell>
          <table:table-cell office:value-type="float" office:value="61.1281" calcext:value-type="float">
            <text:p>61,1281</text:p>
          </table:table-cell>
          <table:table-cell office:value-type="float" office:value="61.3689" calcext:value-type="float">
            <text:p>61,3689</text:p>
          </table:table-cell>
          <table:table-cell office:value-type="float" office:value="61.1334" calcext:value-type="float">
            <text:p>61,1334</text:p>
          </table:table-cell>
          <table:table-cell table:formula="of:=([.B4]+[.C4]+[.D4]+[.E4])/4" office:value-type="float" office:value="61.7438" calcext:value-type="float">
            <text:p>61,743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23.909" calcext:value-type="float">
            <text:p>123,909</text:p>
          </table:table-cell>
          <table:table-cell office:value-type="float" office:value="121.074" calcext:value-type="float">
            <text:p>121,074</text:p>
          </table:table-cell>
          <table:table-cell office:value-type="float" office:value="120.794" calcext:value-type="float">
            <text:p>120,794</text:p>
          </table:table-cell>
          <table:table-cell office:value-type="float" office:value="120.394" calcext:value-type="float">
            <text:p>120,394</text:p>
          </table:table-cell>
          <table:table-cell table:formula="of:=([.B5]+[.C5]+[.D5]+[.E5])/4" office:value-type="float" office:value="121.54275" calcext:value-type="float">
            <text:p>121,5427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59.522" calcext:value-type="float">
            <text:p>159,522</text:p>
          </table:table-cell>
          <table:table-cell office:value-type="float" office:value="157.601" calcext:value-type="float">
            <text:p>157,601</text:p>
          </table:table-cell>
          <table:table-cell office:value-type="float" office:value="157.086" calcext:value-type="float">
            <text:p>157,086</text:p>
          </table:table-cell>
          <table:table-cell office:value-type="float" office:value="157.768" calcext:value-type="float">
            <text:p>157,768</text:p>
          </table:table-cell>
          <table:table-cell table:formula="of:=([.B6]+[.C6]+[.D6]+[.E6])/4" office:value-type="float" office:value="157.99425" calcext:value-type="float">
            <text:p>157,9942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00.857" calcext:value-type="float">
            <text:p>200,857</text:p>
          </table:table-cell>
          <table:table-cell office:value-type="float" office:value="199.6" calcext:value-type="float">
            <text:p>199,6</text:p>
          </table:table-cell>
          <table:table-cell office:value-type="float" office:value="199.765" calcext:value-type="float">
            <text:p>199,765</text:p>
          </table:table-cell>
          <table:table-cell office:value-type="float" office:value="199.575" calcext:value-type="float">
            <text:p>199,575</text:p>
          </table:table-cell>
          <table:table-cell table:formula="of:=([.B7]+[.C7]+[.D7]+[.E7])/4" office:value-type="float" office:value="199.94925" calcext:value-type="float">
            <text:p>199,9492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0.815" calcext:value-type="float">
            <text:p>250,815</text:p>
          </table:table-cell>
          <table:table-cell office:value-type="float" office:value="246.556" calcext:value-type="float">
            <text:p>246,556</text:p>
          </table:table-cell>
          <table:table-cell office:value-type="float" office:value="246.583" calcext:value-type="float">
            <text:p>246,583</text:p>
          </table:table-cell>
          <table:table-cell office:value-type="float" office:value="246.653" calcext:value-type="float">
            <text:p>246,653</text:p>
          </table:table-cell>
          <table:table-cell table:formula="of:=([.B8]+[.C8]+[.D8]+[.E8])/4" office:value-type="float" office:value="247.65175" calcext:value-type="float">
            <text:p>247,65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0:09:55.8833355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09:43:12.829625946</meta:creation-date>
    <dc:date>2021-03-05T10:11:34.793037488</dc:date>
    <meta:editing-duration>PT10M6S</meta:editing-duration>
    <meta:editing-cycles>2</meta:editing-cycles>
    <meta:generator>LibreOffice/6.4.6.2$Linux_X86_64 LibreOffice_project/40$Build-2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22cm" svg:y="3.952cm" style:legend-expansion="high" chart:style-name="ch2"/>
        <chart:plot-area chart:style-name="ch3" table:cell-range-address="Hoja1.A1:Hoja1.A8 Hoja1.F1:Hoja1.F8" svg:x="0.32cm" svg:y="0.18cm" svg:width="10.682cm" svg:height="8.64cm">
          <chartooo:coordinate-region svg:x="1.127cm" svg:y="0.379cm" svg:width="9.3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1:Hoja1.F8" chart:class="chart:scatter">
            <chart:domain table:cell-range-address="Hoja1.A1:Hoja1.A8"/>
            <chart:regression-curve chart:style-name="ch7">
              <chart:equation chart:display-equation="true" chart:display-r-square="true" svg:x="1.415cm" svg:y="0.562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Hoja1.A1:Hoja1.A8</svg:desc>
                </draw:g>
              </table:table-cell>
              <table:table-cell office:value-type="float" office:value="9.4246125">
                <text:p>9.4246125</text:p>
                <draw:g>
                  <svg:desc>Hoja1.F1:Hoja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21.903925">
                <text:p>21.903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9.27545">
                <text:p>39.27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61.7438">
                <text:p>61.7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0">
                <text:p>350000</text:p>
              </table:table-cell>
              <table:table-cell office:value-type="float" office:value="121.54275">
                <text:p>121.54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157.99425">
                <text:p>157.99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00">
                <text:p>450000</text:p>
              </table:table-cell>
              <table:table-cell office:value-type="float" office:value="199.94925">
                <text:p>199.94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247.65175">
                <text:p>247.65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